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3"/>
    <style:style style:name="P2" style:family="paragraph" style:parent-style-name="Preformatted_20_Text" style:list-style-name="L3">
      <style:text-properties fo:color="#ff0000" fo:font-style="italic" style:font-style-asian="italic" style:font-style-complex="italic"/>
    </style:style>
    <style:style style:name="P3" style:family="paragraph" style:parent-style-name="Preformatted_20_Text" style:list-style-name="L3">
      <style:text-properties fo:color="#ff0000" fo:font-style="italic" officeooo:paragraph-rsid="002b6e23" style:font-style-asian="italic" style:font-style-complex="italic"/>
    </style:style>
    <style:style style:name="P4" style:family="paragraph" style:parent-style-name="Preformatted_20_Text" style:list-style-name="L3">
      <style:text-properties fo:color="#ff0000" fo:font-style="italic" officeooo:rsid="002aff95" officeooo:paragraph-rsid="002aff95" style:font-style-asian="italic" style:font-style-complex="italic"/>
    </style:style>
    <style:style style:name="P5" style:family="paragraph" style:parent-style-name="Preformatted_20_Text" style:list-style-name="L3">
      <style:text-properties fo:color="#ff0000" fo:font-style="italic" officeooo:rsid="002b6e23" officeooo:paragraph-rsid="002b6e23" style:font-style-asian="italic" style:font-style-complex="italic"/>
    </style:style>
    <style:style style:name="P6" style:family="paragraph" style:parent-style-name="Preformatted_20_Text" style:list-style-name="L3">
      <style:text-properties fo:color="#ff0000" fo:font-style="italic" style:text-underline-style="none" officeooo:rsid="002b6e23" officeooo:paragraph-rsid="002b6e23" style:font-style-asian="italic" style:font-style-complex="italic"/>
    </style:style>
    <style:style style:name="P7" style:family="paragraph" style:parent-style-name="Preformatted_20_Text" style:list-style-name="L3">
      <style:text-properties officeooo:rsid="002957de" officeooo:paragraph-rsid="002aff95"/>
    </style:style>
    <style:style style:name="P8" style:family="paragraph" style:parent-style-name="Preformatted_20_Text" style:list-style-name="L3">
      <style:text-properties officeooo:rsid="002aff95" officeooo:paragraph-rsid="002aff95"/>
    </style:style>
    <style:style style:name="P9" style:family="paragraph" style:parent-style-name="Standard">
      <style:text-properties officeooo:paragraph-rsid="0025d905"/>
    </style:style>
    <style:style style:name="P10" style:family="paragraph" style:parent-style-name="Standard" style:list-style-name="L2">
      <style:text-properties fo:font-style="normal" officeooo:rsid="001c1565" officeooo:paragraph-rsid="001c1565" style:font-style-asian="normal" style:font-style-complex="normal"/>
    </style:style>
    <style:style style:name="P11" style:family="paragraph" style:parent-style-name="Standard" style:list-style-name="L2">
      <style:text-properties fo:font-style="normal" officeooo:rsid="001c1565" officeooo:paragraph-rsid="0025d905" style:font-style-asian="normal" style:font-style-complex="normal"/>
    </style:style>
    <style:style style:name="P12" style:family="paragraph" style:parent-style-name="Standard" style:list-style-name="L2">
      <style:text-properties fo:font-style="normal" officeooo:rsid="0017711d" officeooo:paragraph-rsid="0017711d" style:font-style-asian="normal" style:font-style-complex="normal"/>
    </style:style>
    <style:style style:name="P13" style:family="paragraph" style:parent-style-name="Standard">
      <style:text-properties fo:font-size="12pt" fo:font-weight="normal" officeooo:rsid="002773aa" officeooo:paragraph-rsid="002773aa" style:font-size-asian="10.5pt" style:font-weight-asian="normal" style:font-size-complex="12pt" style:font-weight-complex="normal"/>
    </style:style>
    <style:style style:name="P14" style:family="paragraph" style:parent-style-name="Standard" style:list-style-name="L3">
      <style:text-properties fo:font-size="12pt" fo:font-weight="normal" officeooo:rsid="002773aa" officeooo:paragraph-rsid="002773aa" style:font-size-asian="10.5pt" style:font-weight-asian="normal" style:font-size-complex="12pt" style:font-weight-complex="normal"/>
    </style:style>
    <style:style style:name="P15" style:family="paragraph" style:parent-style-name="Standard" style:list-style-name="L3"/>
    <style:style style:name="P16" style:family="paragraph" style:parent-style-name="Standard" style:list-style-name="L3">
      <style:text-properties officeooo:paragraph-rsid="002957de"/>
    </style:style>
    <style:style style:name="P17" style:family="paragraph" style:parent-style-name="Standard" style:list-style-name="L3">
      <style:text-properties officeooo:rsid="002b6e23" officeooo:paragraph-rsid="002b6e23"/>
    </style:style>
    <style:style style:name="P18" style:family="paragraph" style:parent-style-name="Text_20_body" style:list-style-name="L3">
      <style:text-properties officeooo:paragraph-rsid="002957de"/>
    </style:style>
    <style:style style:name="P19" style:family="paragraph" style:parent-style-name="Text_20_body" style:list-style-name="L3">
      <style:text-properties officeooo:rsid="002957de" officeooo:paragraph-rsid="002957de"/>
    </style:style>
    <style:style style:name="P20" style:family="paragraph" style:parent-style-name="Text_20_body" style:list-style-name="L3">
      <style:text-properties officeooo:rsid="002aff95" officeooo:paragraph-rsid="002aff9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25d905" style:font-weight-asian="bold" style:font-weight-complex="bold"/>
    </style:style>
    <style:style style:name="T5" style:family="text">
      <style:text-properties fo:font-weight="bold" officeooo:rsid="002773aa" style:font-weight-asian="bold" style:font-weight-complex="bold"/>
    </style:style>
    <style:style style:name="T6" style:family="text">
      <style:text-properties fo:font-weight="bold" officeooo:rsid="002d5353" style:font-weight-asian="bold" style:font-weight-complex="bold"/>
    </style:style>
    <style:style style:name="T7" style:family="text">
      <style:text-properties officeooo:rsid="002773aa"/>
    </style:style>
    <style:style style:name="T8" style:family="text">
      <style:text-properties officeooo:rsid="002957de"/>
    </style:style>
    <style:style style:name="T9" style:family="text">
      <style:text-properties fo:color="#ff0000" fo:font-style="italic" style:font-style-asian="italic" style:font-style-complex="italic"/>
    </style:style>
    <style:style style:name="T10" style:family="text">
      <style:text-properties fo:color="#ff0000" fo:font-style="italic" officeooo:rsid="002aff95" style:font-style-asian="italic" style:font-style-complex="italic"/>
    </style:style>
    <style:style style:name="T11" style:family="text">
      <style:text-properties fo:color="#ff0000" fo:font-style="italic" officeooo:rsid="002b6e23" style:font-style-asian="italic" style:font-style-complex="italic"/>
    </style:style>
    <style:style style:name="T12" style:family="text">
      <style:text-properties fo:color="#ff0000" style:font-name="Liberation Mono" fo:font-size="10pt" fo:font-style="italic" style:font-name-asian="Noto Sans Mono CJK SC" style:font-size-asian="10pt" style:font-style-asian="italic" style:font-name-complex="Liberation Mono" style:font-size-complex="10pt" style:font-style-complex="italic"/>
    </style:style>
    <style:style style:name="T13" style:family="text">
      <style:text-properties fo:color="#ff0000" style:font-name="Liberation Mono" fo:font-size="10pt" fo:font-style="italic" officeooo:rsid="002957de" style:font-name-asian="Noto Sans Mono CJK SC" style:font-size-asian="10pt" style:font-style-asian="italic" style:font-name-complex="Liberation Mono" style:font-size-complex="10pt" style:font-style-complex="italic"/>
    </style:style>
    <style:style style:name="T14" style:family="text">
      <style:text-properties officeooo:rsid="002aff95"/>
    </style:style>
    <style:style style:name="T15" style:family="text">
      <style:text-properties officeooo:rsid="002b6e23"/>
    </style:style>
    <style:style style:name="T16" style:family="text">
      <style:text-properties officeooo:rsid="002d53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6">Compiling</text:span><text:span text:style-name="T4"> and Running the Advanced Navigation</text:span><text:span text:style-name="T3"> ROS</text:span><text:span text:style-name="T4">2 Driver in Ubuntu 20.04 </text:span><text:span text:style-name="T5">with Foxy</text:span></text:p>
      <text:p text:style-name="P9"><text:span text:style-name="T4"/></text:p>
      <text:p text:style-name="P13">You have now completed the ROS2 Foxy Installation, if are not familiar with ROS2 than you will need to help setup the ROS2 environment before being able to run the Advanced Navigation ROS2 Driver. Follow the below steps to setup the ROS2 Environment: </text:p>
      <text:p text:style-name="P13"/>
      <text:list xml:id="list1252606260" text:style-name="L3">
        <text:list-item>
          <text:p text:style-name="P14">Source ROS2 Environment: </text:p>
          <text:p text:style-name="P1"><text:span text:style-name="T9">source /opt/ros/foxy/setup.bash<text:line-break/></text:span></text:p>
        </text:list-item>
        <text:list-item>
          <text:p text:style-name="P16"><text:span text:style-name="T7">Create a workspace where you will have all your ROS2 Projects in. Recommended to create the workspace in the Desktop Folder for easy access. </text:span></text:p>
          <text:p text:style-name="P1"><text:span text:style-name="T9">mkdir -p ~/home/Desktop/[</text:span><text:span text:style-name="T13">WORKSPACE NAME</text:span><text:span text:style-name="T9">]/src<text:line-break/></text:span></text:p>
        </text:list-item>
        <text:list-item>
          <text:p text:style-name="P15">Navigate to your workspace source folder after creating</text:p>
          <text:p text:style-name="P1"><text:span text:style-name="T9">cd ~/home/Desktop/[</text:span><text:span text:style-name="T12">WORKSPACE NAME</text:span><text:span text:style-name="T9">]<text:line-break/></text:span></text:p>
        </text:list-item>
        <text:list-item>
          <text:p text:style-name="P15">Resolve all the dependencies from the workspace folder</text:p>
          <text:p text:style-name="P4">rosdep install -i –from-path src –rosdistro &lt;foxy&gt; -y</text:p>
          <text:p text:style-name="P8"/>
        </text:list-item>
        <text:list-item>
          <text:p text:style-name="P15">Navigate to the ‘src’ folder from the workspace folder</text:p>
          <text:p text:style-name="P6">cd src</text:p>
          <text:p text:style-name="P6"/>
        </text:list-item>
        <text:list-item>
          <text:p text:style-name="P18"><text:span text:style-name="T8">Copy the </text:span><text:span text:style-name="T11">adnav-ros2.zip</text:span><text:span text:style-name="T8"> Folder into the above folder.</text:span></text:p>
        </text:list-item>
        <text:list-item>
          <text:p text:style-name="P19">Extract the .zip folder</text:p>
        </text:list-item>
        <text:list-item>
          <text:p text:style-name="P19">Navigate a folder up into the workspace folder. </text:p>
        </text:list-item>
        <text:list-item>
          <text:p text:style-name="P15">Source ROS2 Environment to the current folder:</text:p>
          <text:p text:style-name="P1"><text:span text:style-name="T9">source /opt/ros/foxy/setup.bash</text:span><text:line-break/></text:p>
        </text:list-item>
        <text:list-item>
          <text:p text:style-name="P15">Initialize the ROS2 Code:</text:p>
          <text:p text:style-name="P7"><text:span text:style-name="T9">.</text:span><text:span text:style-name="T10">install/setup.bash</text:span></text:p>
          <text:p text:style-name="P7"><text:span text:style-name="T10"/></text:p>
        </text:list-item>
        <text:list-item>
          <text:p text:style-name="P15">Compile the Advanced Navigation ROS2 Driver</text:p>
          <text:p text:style-name="P2">colcon build –packages-select adnav-ros2</text:p>
          <text:p text:style-name="P2"/>
        </text:list-item>
        <text:list-item>
          <text:p text:style-name="P18"><text:span text:style-name="T8">Right Click on the </text:span><text:span text:style-name="T14">Te</text:span><text:span text:style-name="T8">rminal and </text:span><text:span text:style-name="T14">click “New Tab or New Window”</text:span></text:p>
        </text:list-item>
        <text:list-item>
          <text:p text:style-name="P20">Run the Driver in the following 3 states</text:p>
          <text:list>
            <text:list-item>
              <text:p text:style-name="P15">No Argument: </text:p>
              <text:p text:style-name="P2">ros2 run [Project Folder Name] [<text:span text:style-name="T15">Code Name]</text:span></text:p>
              <text:p text:style-name="P5">e.g. ros2 run adnav-ros2 adnav_driver</text:p>
              <text:p text:style-name="P2"/>
            </text:list-item>
            <text:list-item>
              <text:p text:style-name="P15"><text:span text:style-name="T15">Baud Rate and </text:span>C<text:span text:style-name="T15">omm </text:span>Port as Argument:</text:p>
              <text:p text:style-name="P3">ros2 run [Project Folder Name] [<text:span text:style-name="T15">Code Name] [Baud Rate] [Comm Port]<text:line-break/>e.g. ros2 run adnav-ros2 adnav_driver 115200 /dev/ttyUSB0</text:span></text:p>
              <text:p text:style-name="P3"/>
            </text:list-item>
            <text:list-item>
              <text:p text:style-name="P17">Baud Rate, Comm Port and NTRIP as Argument:</text:p>
              <text:p text:style-name="P5">ros2 run [Project Folder Name] [Code Name] -m [MOUNTPOINT] -s [SERVER URL] -p [PASSWORD] -u [USERNAME] -B [BAUD RATE] -D [PORT]</text:p>
              <text:p text:style-name="P5"/>
            </text:list-item>
          </text:list>
        </text:list-item>
      </text:list>
      <text:list xml:id="list2676526453" text:style-name="L2">
        <text:list-header>
          <text:p text:style-name="P11"><text:span text:style-name="T2"/></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0T11:39:32.908006411</meta:creation-date>
    <dc:date>2020-08-18T14:51:56.374577859</dc:date>
    <meta:editing-duration>P1DT4H43M26S</meta:editing-duration>
    <meta:editing-cycles>5</meta:editing-cycles>
    <meta:generator>LibreOffice/6.4.4.2$Linux_X86_64 LibreOffice_project/40$Build-2</meta:generator>
    <meta:document-statistic meta:table-count="0" meta:image-count="0" meta:object-count="0" meta:page-count="1" meta:paragraph-count="30" meta:word-count="275" meta:character-count="1725" meta:non-whitespace-character-count="1487"/>
  </office:meta>
</office:document-meta>
</file>